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2"/>
    <style:style style:name="ce4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5" style:family="table-cell" style:parent-style-name="Default" style:data-style-name="N4"/>
    <style:style style:name="co1" style:family="table-column">
      <style:table-column-properties fo:break-before="auto" style:column-width="2.16958333333333cm" style:use-optimal-column-width="true"/>
    </style:style>
    <style:style style:name="co2" style:family="table-column">
      <style:table-column-properties fo:break-before="auto" style:column-width="13.1497916666667cm" style:use-optimal-column-width="true"/>
    </style:style>
    <style:style style:name="co3" style:family="table-column">
      <style:table-column-properties fo:break-before="auto" style:column-width="5.794375cm"/>
    </style:style>
    <style:style style:name="co4" style:family="table-column">
      <style:table-column-properties fo:break-before="auto" style:column-width="2.88395833333333cm" style:use-optimal-column-width="true"/>
    </style:style>
    <style:style style:name="co5" style:family="table-column">
      <style:table-column-properties fo:break-before="auto" style:column-width="1.69333333333333cm" style:use-optimal-column-width="true"/>
    </style:style>
    <style:style style:name="co6" style:family="table-column">
      <style:table-column-properties fo:break-before="auto" style:column-width="4.41854166666667cm" style:use-optimal-column-width="true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3.33375cm" style:use-optimal-column-width="true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default-cell-style-name="ce1"/>
        <table:table-column table:style-name="co6" table:default-cell-style-name="ce1"/>
        <table:table-column table:style-name="co7" table:default-cell-style-name="ce3"/>
        <table:table-column table:style-name="co8" table:default-cell-style-name="ce1"/>
        <table:table-column table:style-name="co7" table:number-columns-repeated="16376" table:default-cell-style-name="ce1"/>
        <table:table-row table:style-name="ro1">
          <table:table-cell office:value-type="string" table:style-name="ce1">
            <text:p>Level 1</text:p>
          </table:table-cell>
          <table:table-cell office:value-type="string" table:style-name="ce1">
            <text:p>Level 2</text:p>
          </table:table-cell>
          <table:table-cell office:value-type="string" table:style-name="ce5">
            <text:p>Level 3</text:p>
          </table:table-cell>
          <table:table-cell table:style-name="ce2"/>
          <table:table-cell office:value-type="string" table:style-name="ce1">
            <text:p>weight</text:p>
          </table:table-cell>
          <table:table-cell office:value-type="string" table:style-name="ce1">
            <text:p>color</text:p>
          </table:table-cell>
          <table:table-cell table:style-name="ce3"/>
          <table:table-cell office:value-type="string" table:style-name="ce1">
            <text:p>valores default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ADOLFO</text:p>
          </table:table-cell>
          <table:table-cell office:value-type="string" table:style-name="ce1">
            <text:p>ALIENACAO DE BENS</text:p>
          </table:table-cell>
          <table:table-cell office:value-type="string" table:style-name="ce1">
            <text:p>R$ 21.475.238,77</text:p>
          </table:table-cell>
          <table:table-cell office:value-type="float" office:value="2147523877" table:style-name="ce1">
            <text:p>2147523877</text:p>
          </table:table-cell>
          <table:table-cell office:value-type="float" office:value="100" table:formula="of:=([.D2]/[.$D$2])*100" table:style-name="ce3">
            <text:p>100.00</text:p>
          </table:table-cell>
          <table:table-cell office:value-type="string" table:style-name="ce1">
            <text:p>hsl(100, 80%, 60%)</text:p>
          </table:table-cell>
          <table:table-cell table:style-name="ce3"/>
          <table:table-cell office:value-type="string" table:style-name="ce4">
            <text:p>106765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DOLFO</text:p>
          </table:table-cell>
          <table:table-cell office:value-type="string" table:style-name="ce1">
            <text:p>TRANSFERÊNCIAS CORRENTES</text:p>
          </table:table-cell>
          <table:table-cell office:value-type="string" table:style-name="ce1">
            <text:p>R$ 20.457.876,26</text:p>
          </table:table-cell>
          <table:table-cell office:value-type="float" office:value="2022222222" table:style-name="ce1">
            <text:p>2022222222</text:p>
          </table:table-cell>
          <table:table-cell office:value-type="float" office:value="94.165296305108328" table:formula="of:=([.D3]/[.$D$2])*100" table:style-name="ce3">
            <text:p>94.17</text:p>
          </table:table-cell>
          <table:table-cell office:value-type="string" table:style-name="ce1">
            <text:p>hsl(94, 80%, 60%)</text:p>
          </table:table-cell>
          <table:table-cell table:style-name="ce3"/>
          <table:table-cell office:value-type="string" table:style-name="ce1">
            <text:p>106765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DOLFO</text:p>
          </table:table-cell>
          <table:table-cell office:value-type="string" table:style-name="ce1">
            <text:p>RECEITA DE SERVICOS</text:p>
          </table:table-cell>
          <table:table-cell office:value-type="string" table:style-name="ce1">
            <text:p>R$ 18.747.323,33</text:p>
          </table:table-cell>
          <table:table-cell office:value-type="float" office:value="1834733333" table:style-name="ce1">
            <text:p>1834733333</text:p>
          </table:table-cell>
          <table:table-cell office:value-type="float" office:value="85.434828112972824" table:formula="of:=([.D4]/[.$D$2])*100" table:style-name="ce3">
            <text:p>85.43</text:p>
          </table:table-cell>
          <table:table-cell office:value-type="string" table:style-name="ce1">
            <text:p>hsl(85, 80%, 60%)</text:p>
          </table:table-cell>
          <table:table-cell table:style-name="ce3"/>
          <table:table-cell office:value-type="string" table:style-name="ce1">
            <text:p>92174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DOLFO</text:p>
          </table:table-cell>
          <table:table-cell office:value-type="string" table:style-name="ce1">
            <text:p>RECEITAS INTRA.ORCAMENTARIAS C/REC.DE SERVIC</text:p>
          </table:table-cell>
          <table:table-cell office:value-type="string" table:style-name="ce1">
            <text:p>R$ 18.112.726,34</text:p>
          </table:table-cell>
          <table:table-cell office:value-type="float" office:value="1811244434" table:style-name="ce1">
            <text:p>1811244434</text:p>
          </table:table-cell>
          <table:table-cell office:value-type="float" office:value="84.341061508020658" table:formula="of:=([.D5]/[.$D$2])*100" table:style-name="ce3">
            <text:p>84.34</text:p>
          </table:table-cell>
          <table:table-cell office:value-type="string" table:style-name="ce1">
            <text:p>hsl(84, 80%, 60%)</text:p>
          </table:table-cell>
          <table:table-cell table:style-name="ce3"/>
          <table:table-cell office:value-type="string" table:style-name="ce1">
            <text:p>92174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DOLFO</text:p>
          </table:table-cell>
          <table:table-cell office:value-type="string" table:style-name="ce1">
            <text:p>OPERAÇÕES DE CREDITO</text:p>
          </table:table-cell>
          <table:table-cell office:value-type="string" table:style-name="ce1">
            <text:p>R$ 17.275.656,67</text:p>
          </table:table-cell>
          <table:table-cell office:value-type="float" office:value="1727566667" table:style-name="ce1">
            <text:p>1727566667</text:p>
          </table:table-cell>
          <table:table-cell office:value-type="float" office:value="80.444584831035144" table:formula="of:=([.D6]/[.$D$2])*100" table:style-name="ce3">
            <text:p>80.44</text:p>
          </table:table-cell>
          <table:table-cell office:value-type="string" table:style-name="ce1">
            <text:p>hsl(80, 80%, 60%)</text:p>
          </table:table-cell>
          <table:table-cell table:style-name="ce3"/>
          <table:table-cell office:value-type="string" table:style-name="ce1">
            <text:p>85954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DOLFO</text:p>
          </table:table-cell>
          <table:table-cell office:value-type="string" table:style-name="ce1">
            <text:p>RECEITA PATRIMONIAL</text:p>
          </table:table-cell>
          <table:table-cell office:value-type="string" table:style-name="ce1">
            <text:p>R$ 16.976.111,22</text:p>
          </table:table-cell>
          <table:table-cell office:value-type="float" office:value="1697611122" table:style-name="ce1">
            <text:p>1697611122</text:p>
          </table:table-cell>
          <table:table-cell office:value-type="float" office:value="79.04969719691735" table:formula="of:=([.D7]/[.$D$2])*100" table:style-name="ce3">
            <text:p>79.05</text:p>
          </table:table-cell>
          <table:table-cell office:value-type="string" table:style-name="ce1">
            <text:p>hsl(79, 80%, 60%)</text:p>
          </table:table-cell>
          <table:table-cell table:style-name="ce3"/>
          <table:table-cell office:value-type="string" table:style-name="ce1">
            <text:p>58046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DOLFO</text:p>
          </table:table-cell>
          <table:table-cell office:value-type="string" table:style-name="ce1">
            <text:p>RECEITA TRIBUTÁRIA</text:p>
          </table:table-cell>
          <table:table-cell office:value-type="string" table:style-name="ce1">
            <text:p>R$ 14.345.490,09</text:p>
          </table:table-cell>
          <table:table-cell office:value-type="float" office:value="1434549009" table:style-name="ce1">
            <text:p>1434549009</text:p>
          </table:table-cell>
          <table:table-cell office:value-type="float" office:value="66.800142450756098" table:formula="of:=([.D8]/[.$D$2])*100" table:style-name="ce3">
            <text:p>66.80</text:p>
          </table:table-cell>
          <table:table-cell office:value-type="string" table:style-name="ce1">
            <text:p>hsl(66, 80%, 60%)</text:p>
          </table:table-cell>
          <table:table-cell table:style-name="ce3"/>
          <table:table-cell office:value-type="string" table:style-name="ce1">
            <text:p>47853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DOLFO</text:p>
          </table:table-cell>
          <table:table-cell office:value-type="string" table:style-name="ce1">
            <text:p>ALIENAÇÃO DE BENS</text:p>
          </table:table-cell>
          <table:table-cell office:value-type="string" table:style-name="ce1">
            <text:p>R$ 11.222.626,21</text:p>
          </table:table-cell>
          <table:table-cell office:value-type="float" office:value="1122266621" table:style-name="ce1">
            <text:p>1122266621</text:p>
          </table:table-cell>
          <table:table-cell office:value-type="float" office:value="52.258632978170141" table:formula="of:=([.D9]/[.$D$2])*100" table:style-name="ce3">
            <text:p>52.26</text:p>
          </table:table-cell>
          <table:table-cell office:value-type="string" table:style-name="ce1">
            <text:p>hsl(52, 80%, 60%)</text:p>
          </table:table-cell>
          <table:table-cell table:style-name="ce3"/>
          <table:table-cell office:value-type="string" table:style-name="ce1">
            <text:p>21275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DOLFO</text:p>
          </table:table-cell>
          <table:table-cell office:value-type="string" table:style-name="ce1">
            <text:p>RECEITAS DE CONTRIBUICOES</text:p>
          </table:table-cell>
          <table:table-cell office:value-type="string" table:style-name="ce1">
            <text:p>R$ 11.908.211,22</text:p>
          </table:table-cell>
          <table:table-cell office:value-type="float" office:value="1190821122" table:style-name="ce1">
            <text:p>1190821122</text:p>
          </table:table-cell>
          <table:table-cell office:value-type="float" office:value="55.450890895961855" table:formula="of:=([.D10]/[.$D$2])*100" table:style-name="ce3">
            <text:p>55.45</text:p>
          </table:table-cell>
          <table:table-cell office:value-type="string" table:style-name="ce1">
            <text:p>hsl(55, 80%, 60%)</text:p>
          </table:table-cell>
          <table:table-cell table:style-name="ce3"/>
          <table:table-cell office:value-type="string" table:style-name="ce1">
            <text:p>21275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DOLFO</text:p>
          </table:table-cell>
          <table:table-cell office:value-type="string" table:style-name="ce1">
            <text:p>OUTRAS RECEITAS DE CAPITAL</text:p>
          </table:table-cell>
          <table:table-cell office:value-type="string" table:style-name="ce1">
            <text:p>R$ 10.237.334,34</text:p>
          </table:table-cell>
          <table:table-cell office:value-type="float" office:value="1023733434" table:style-name="ce1">
            <text:p>1023733434</text:p>
          </table:table-cell>
          <table:table-cell office:value-type="float" office:value="47.670409859661831" table:formula="of:=([.D11]/[.$D$2])*100" table:style-name="ce3">
            <text:p>47.67</text:p>
          </table:table-cell>
          <table:table-cell office:value-type="string" table:style-name="ce1">
            <text:p>hsl(47, 80%, 60%)</text:p>
          </table:table-cell>
          <table:table-cell table:style-name="ce3"/>
          <table:table-cell office:value-type="string" table:style-name="ce1">
            <text:p>18054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DOLFO</text:p>
          </table:table-cell>
          <table:table-cell office:value-type="string" table:style-name="ce1">
            <text:p>RECEITAS INTRA.ORCAMENTARIAS: OUTRAS REC.COR</text:p>
          </table:table-cell>
          <table:table-cell office:value-type="string" table:style-name="ce1">
            <text:p>R$ 9.877.334,65</text:p>
          </table:table-cell>
          <table:table-cell office:value-type="float" office:value="987733465" table:style-name="ce1">
            <text:p>987733465</text:p>
          </table:table-cell>
          <table:table-cell office:value-type="float" office:value="45.994062072074456" table:formula="of:=([.D12]/[.$D$2])*100" table:style-name="ce3">
            <text:p>45.99</text:p>
          </table:table-cell>
          <table:table-cell office:value-type="string" table:style-name="ce1">
            <text:p>hsl(45, 80%, 60%)</text:p>
          </table:table-cell>
          <table:table-cell table:style-name="ce3"/>
          <table:table-cell office:value-type="string" table:style-name="ce1">
            <text:p>18054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DOLFO</text:p>
          </table:table-cell>
          <table:table-cell office:value-type="string" table:style-name="ce1">
            <text:p>OUTRAS RECEITAS CORRENTES</text:p>
          </table:table-cell>
          <table:table-cell office:value-type="string" table:style-name="ce1">
            <text:p>R$ 8.223.667,78</text:p>
          </table:table-cell>
          <table:table-cell office:value-type="float" office:value="822366778" table:style-name="ce1">
            <text:p>822366778</text:p>
          </table:table-cell>
          <table:table-cell office:value-type="float" office:value="38.293719888638051" table:formula="of:=([.D13]/[.$D$2])*100" table:style-name="ce3">
            <text:p>38.29</text:p>
          </table:table-cell>
          <table:table-cell office:value-type="string" table:style-name="ce1">
            <text:p>hsl(38, 80%, 60%)</text:p>
          </table:table-cell>
          <table:table-cell table:style-name="ce3"/>
          <table:table-cell office:value-type="string" table:style-name="ce1">
            <text:p>1666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DOLFO</text:p>
          </table:table-cell>
          <table:table-cell office:value-type="string" table:style-name="ce1">
            <text:p>OPERACOES DE CREDITO</text:p>
          </table:table-cell>
          <table:table-cell office:value-type="string" table:style-name="ce1">
            <text:p>R$ 8.654.112,34</text:p>
          </table:table-cell>
          <table:table-cell office:value-type="float" office:value="865411234" table:style-name="ce1">
            <text:p>865411234</text:p>
          </table:table-cell>
          <table:table-cell office:value-type="float" office:value="40.298096019725882" table:formula="of:=([.D14]/[.$D$2])*100" table:style-name="ce3">
            <text:p>40.30</text:p>
          </table:table-cell>
          <table:table-cell office:value-type="string" table:style-name="ce1">
            <text:p>hsl(38, 80%, 60%)</text:p>
          </table:table-cell>
          <table:table-cell table:style-name="ce3"/>
          <table:table-cell office:value-type="string" table:style-name="ce1">
            <text:p>13049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DOLFO</text:p>
          </table:table-cell>
          <table:table-cell office:value-type="string" table:style-name="ce1">
            <text:p>AMORTIZACAO DE EMPRESTIMOS</text:p>
          </table:table-cell>
          <table:table-cell office:value-type="string" table:style-name="ce1">
            <text:p>R$ 8.234.221,99</text:p>
          </table:table-cell>
          <table:table-cell office:value-type="float" office:value="823422199" table:style-name="ce1">
            <text:p>823422199</text:p>
          </table:table-cell>
          <table:table-cell office:value-type="float" office:value="38.342865838133818" table:formula="of:=([.D15]/[.$D$2])*100" table:style-name="ce3">
            <text:p>38.34</text:p>
          </table:table-cell>
          <table:table-cell office:value-type="string" table:style-name="ce1">
            <text:p>hsl(38, 80%, 60%)</text:p>
          </table:table-cell>
          <table:table-cell table:style-name="ce3"/>
          <table:table-cell office:value-type="string" table:style-name="ce1">
            <text:p>10386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DOLFO</text:p>
          </table:table-cell>
          <table:table-cell office:value-type="string" table:style-name="ce1">
            <text:p>RECEITA AGROPECUARIA</text:p>
          </table:table-cell>
          <table:table-cell office:value-type="string" table:style-name="ce1">
            <text:p>R$ 7.456.332,96</text:p>
          </table:table-cell>
          <table:table-cell office:value-type="float" office:value="745633296" table:style-name="ce1">
            <text:p>745633296</text:p>
          </table:table-cell>
          <table:table-cell office:value-type="float" office:value="34.720605623329234" table:formula="of:=([.D16]/[.$D$2])*100" table:style-name="ce3">
            <text:p>34.72</text:p>
          </table:table-cell>
          <table:table-cell office:value-type="string" table:style-name="ce1">
            <text:p>hsl(34, 80%, 60%)</text:p>
          </table:table-cell>
          <table:table-cell table:style-name="ce3"/>
          <table:table-cell office:value-type="string" table:style-name="ce1">
            <text:p>6275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DOLFO</text:p>
          </table:table-cell>
          <table:table-cell office:value-type="string" table:style-name="ce1">
            <text:p>TRANSFERÊNCIAS DE CAPITAL</text:p>
          </table:table-cell>
          <table:table-cell office:value-type="string" table:style-name="ce1">
            <text:p>R$ 6.808.331,23</text:p>
          </table:table-cell>
          <table:table-cell office:value-type="float" office:value="680833123" table:style-name="ce1">
            <text:p>680833123</text:p>
          </table:table-cell>
          <table:table-cell office:value-type="float" office:value="31.703168951541301" table:formula="of:=([.D17]/[.$D$2])*100" table:style-name="ce3">
            <text:p>31.70</text:p>
          </table:table-cell>
          <table:table-cell office:value-type="string" table:style-name="ce1">
            <text:p>hsl(31, 80%, 60%)</text:p>
          </table:table-cell>
          <table:table-cell table:style-name="ce3"/>
          <table:table-cell office:value-type="string" table:style-name="ce1">
            <text:p>622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DOLFO</text:p>
          </table:table-cell>
          <table:table-cell office:value-type="string" table:style-name="ce1">
            <text:p>RECEITA AGROPECUÁRIA</text:p>
          </table:table-cell>
          <table:table-cell office:value-type="string" table:style-name="ce1">
            <text:p>R$ 3.121.445,55</text:p>
          </table:table-cell>
          <table:table-cell office:value-type="float" office:value="312144555" table:style-name="ce1">
            <text:p>312144555</text:p>
          </table:table-cell>
          <table:table-cell office:value-type="float" office:value="14.535091243597847" table:formula="of:=([.D18]/[.$D$2])*100" table:style-name="ce3">
            <text:p>14.54</text:p>
          </table:table-cell>
          <table:table-cell office:value-type="string" table:style-name="ce1">
            <text:p>hsl(14, 80%, 60%)</text:p>
          </table:table-cell>
          <table:table-cell table:style-name="ce3"/>
          <table:table-cell office:value-type="string" table:style-name="ce1">
            <text:p>2856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DOLFO</text:p>
          </table:table-cell>
          <table:table-cell office:value-type="string" table:style-name="ce1">
            <text:p>RECEITA DE CONTRIBUIÇÕES</text:p>
          </table:table-cell>
          <table:table-cell office:value-type="string" table:style-name="ce1">
            <text:p>R$ 1.343.112,76</text:p>
          </table:table-cell>
          <table:table-cell office:value-type="float" office:value="134311276" table:style-name="ce1">
            <text:p>134311276</text:p>
          </table:table-cell>
          <table:table-cell office:value-type="float" office:value="6.2542390070012708" table:formula="of:=([.D19]/[.$D$2])*100" table:style-name="ce3">
            <text:p>6.25</text:p>
          </table:table-cell>
          <table:table-cell office:value-type="string" table:style-name="ce1">
            <text:p>hsl(6, 80%, 60%)</text:p>
          </table:table-cell>
          <table:table-cell table:style-name="ce3"/>
          <table:table-cell office:value-type="string" table:style-name="ce1">
            <text:p>2645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DOLFO</text:p>
          </table:table-cell>
          <table:table-cell office:value-type="string" table:style-name="ce1">
            <text:p>RECEITA INDUSTRIAL</text:p>
          </table:table-cell>
          <table:table-cell office:value-type="string" table:style-name="ce1">
            <text:p>R$ 1.665.232,09</text:p>
          </table:table-cell>
          <table:table-cell office:value-type="float" office:value="166523209" table:style-name="ce1">
            <text:p>166523209</text:p>
          </table:table-cell>
          <table:table-cell office:value-type="float" office:value="7.7541959269214686" table:formula="of:=([.D20]/[.$D$2])*100" table:style-name="ce3">
            <text:p>7.75</text:p>
          </table:table-cell>
          <table:table-cell office:value-type="string" table:style-name="ce1">
            <text:p>hsl(5, 80%, 60%)</text:p>
          </table:table-cell>
          <table:table-cell table:style-name="ce3"/>
          <table:table-cell office:value-type="string" table:style-name="ce1">
            <text:p>2645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DOLFO</text:p>
          </table:table-cell>
          <table:table-cell office:value-type="string" table:style-name="ce1">
            <text:p>RECEITA DE CONTRIBUICOES</text:p>
          </table:table-cell>
          <table:table-cell office:value-type="string" table:style-name="ce1">
            <text:p>R$ 675.909,07</text:p>
          </table:table-cell>
          <table:table-cell office:value-type="float" office:value="67590907" table:style-name="ce1">
            <text:p>67590907</text:p>
          </table:table-cell>
          <table:table-cell office:value-type="float" office:value="3.1473879160971956" table:formula="of:=([.D21]/[.$D$2])*100" table:style-name="ce3">
            <text:p>3.15</text:p>
          </table:table-cell>
          <table:table-cell office:value-type="string" table:style-name="ce1">
            <text:p>hsl(3, 80%, 60%)</text:p>
          </table:table-cell>
          <table:table-cell table:style-name="ce3"/>
          <table:table-cell office:value-type="string" table:style-name="ce1">
            <text:p>-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DOLFO</text:p>
          </table:table-cell>
          <table:table-cell office:value-type="string" table:style-name="ce1">
            <text:p>RECEITAS DE CONTRIBUICOES.INTRA.ORCAMENTARIA</text:p>
          </table:table-cell>
          <table:table-cell office:value-type="string" table:style-name="ce1">
            <text:p>R$ 675.211,34</text:p>
          </table:table-cell>
          <table:table-cell office:value-type="float" office:value="67521134" table:style-name="ce1">
            <text:p>67521134</text:p>
          </table:table-cell>
          <table:table-cell office:value-type="float" office:value="3.1441389184610218" table:formula="of:=([.D22]/[.$D$2])*100" table:style-name="ce3">
            <text:p>3.14</text:p>
          </table:table-cell>
          <table:table-cell office:value-type="string" table:style-name="ce1">
            <text:p>hsl(2, 80%, 60%)</text:p>
          </table:table-cell>
          <table:table-cell table:style-name="ce3"/>
          <table:table-cell office:value-type="string" table:style-name="ce1">
            <text:p>-2</text:p>
          </table:table-cell>
          <table:table-cell table:number-columns-repeated="16376"/>
        </table:table-row>
        <table:table-row table:number-rows-repeated="104855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currency-style style:name="N36">
      <number:currency-symbol>$</number:currency-symbol>
      <number:number number:decimal-places="2" number:min-integer-digits="1" number:grouping="true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arlos Mauricio Gomes</dc:creator>
    <meta:creation-date>2020-04-20T17:35:56Z</meta:creation-date>
    <dc:date>2022-07-11T02:49:26Z</dc:date>
    <meta:editing-cycles>15</meta:editing-cycles>
    <meta:editing-duration>PT1551S</meta:editing-duration>
  </office:meta>
</office:document-meta>
</file>